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3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r.wikipedia.org/wiki/Donnée_aberrante" text:style-name="Internet_20_link" text:visited-style-name="Visited_20_Internet_20_Link">https://fr.wikipedia.org/wiki/Donn%C3%A9e_aberrante</text:a> : <text:span text:style-name="T1">explications générales sur l’origine. Liste de méthodes, classées par typ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3-30T10:43:09.905000000</dc:date>
    <meta:editing-duration>PT18S</meta:editing-duration>
    <meta:editing-cycles>1</meta:editing-cycles>
    <meta:document-statistic meta:table-count="0" meta:image-count="0" meta:object-count="0" meta:page-count="1" meta:paragraph-count="1" meta:word-count="12" meta:character-count="130" meta:non-whitespace-character-count="119"/>
  </office:meta>
</office:document-meta>
</file>